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" svg:font-family="Arial" style:font-adornments="Regular" style:font-family-generic="swiss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 style:list-style-name="L1"/>
    <style:style style:name="T1" style:family="text">
      <style:text-properties style:font-name="Courier"/>
    </style:style>
    <style:style style:name="T2" style:family="text">
      <style:text-properties style:font-name="Courie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56b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_topo_file</text:h>
      <text:list xml:id="list3360269615103513399" text:style-name="Numbering_20_1">
        <text:list-item>
          <text:list>
            <text:list-item>
              <text:p text:style-name="Heading_20_2">Purpose</text:p>
            </text:list-item>
          </text:list>
        </text:list-item>
      </text:list>
      <text:p text:style-name="Standard">Single surface-mounted cube in neutral channel flow with constant bulk velocity</text:p>
      <text:list xml:id="list133151975454703" text:continue-numbering="true" text:style-name="Numbering_20_1">
        <text:list-item>
          <text:list>
            <text:list-item>
              <text:p text:style-name="Heading_20_2">PALM-Version / SVN Revision</text:p>
            </text:list-item>
          </text:list>
        </text:list-item>
      </text:list>
      <text:p text:style-name="Standard">version <text:span text:style-name="T4">4.0</text:span>, revision <text:span text:style-name="T4">1541</text:span></text:p>
      <text:list xml:id="list133150960819514" text:continue-numbering="true" text:style-name="Numbering_20_1">
        <text:list-item>
          <text:list>
            <text:list-item>
              <text:p text:style-name="Heading_20_2">Required user code</text:p>
            </text:list-item>
          </text:list>
        </text:list-item>
      </text:list>
      <text:p text:style-name="Standard">none</text:p>
      <text:list xml:id="list133152115463648" text:continue-numbering="true" text:style-name="Numbering_20_1">
        <text:list-item>
          <text:list>
            <text:list-item>
              <text:p text:style-name="Heading_20_2">Input: example_topo_file_p3d</text:p>
            </text:list-item>
          </text:list>
        </text:list-item>
      </text:list>
      <text:p text:style-name="Standard">Cyclic lateral boundary conditions are used. The 3d-model is initialized with constant vertical profiles. Coriolis force is switched off (<text:span text:style-name="T1">omega = 0.0</text:span>). A constant colume flow (i.e. constant bulk velocity) is maintained (<text:span text:style-name="T1">conserve_volume_flow = .T.</text:span>). <text:span text:style-name="T4">The flow is explicitly set neutral (neutral = .T.), i.e. the prognostic equation for temperature and other buoyancy terms must not be calculated, which saves computation time. </text:span>To set the channel flow boundary condition, the horizontal velocity components at the domain top are kept zero (<text:span text:style-name="T1">bc_uv_t = 'dirichlet_0'</text:span>).</text:p>
      <text:p text:style-name="Standard">The cube is constructed using the rastered topography case <text:span text:style-name="T1">topography = 'read_from_file'</text:span> with the default <text:span text:style-name="T1">topography_grid_convention = 'cell_center'</text:span>.</text:p>
      <text:list xml:id="list133151392607588" text:continue-numbering="true" text:style-name="Numbering_20_1">
        <text:list-item>
          <text:list>
            <text:list-item>
              <text:p text:style-name="Heading_20_2">Preprocessing</text:p>
            </text:list-item>
          </text:list>
        </text:list-item>
      </text:list>
      <text:p text:style-name="Standard">The topography file <text:span text:style-name="T2">example_topo_file_topo</text:span> has to be prepared according to the topography conventions used in PALM. Here, it yields the same cube as in case <text:span text:style-name="T3">example_building</text:span>.</text:p>
      <text:list xml:id="list133151654471457" text:continue-numbering="true" text:style-name="Numbering_20_1">
        <text:list-item>
          <text:list>
            <text:list-item>
              <text:p text:style-name="Heading_20_2">Program start - mrun call</text:p>
            </text:list-item>
          </text:list>
        </text:list-item>
      </text:list>
      <text:p text:style-name="P1">mrun -d example_topo_file -h lc<text:span text:style-name="T4">muk</text:span> -m 1<text:span text:style-name="T4">0</text:span>00 -t 3600 -r 'd3# 3d# ts# pr#' -K parallel -X <text:span text:style-name="T4">4</text:span> -T <text:span text:style-name="T4">4</text:span></text:p>
      <text:list xml:id="list133151829250344" text:continue-numbering="true" text:style-name="Numbering_20_1">
        <text:list-item>
          <text:list>
            <text:list-item>
              <text:p text:style-name="Heading_20_2">Monitoring: example_topo_file_rc</text:p>
            </text:list-item>
          </text:list>
        </text:list-item>
      </text:list>
      <text:p text:style-name="Standard">The 'run-control output' section is only valid for host lc<text:span text:style-name="T4">muk</text:span> (<text:span text:style-name="T4">IMUK cluster</text:span>). Other hosts may have slightly different timestep data.</text:p>
      <text:list xml:id="list133152458613458" text:continue-numbering="true" text:style-name="Numbering_20_1">
        <text:list-item>
          <text:list>
            <text:list-item>
              <text:p text:style-name="Heading_20_2">Postprocessing</text:p>
            </text:list-item>
          </text:list>
        </text:list-item>
      </text:list>
      <text:p text:style-name="Standard">none</text:p>
      <text:list xml:id="list133152051309394" text:continue-numbering="true" text:style-name="Numbering_20_1">
        <text:list-item>
          <text:list>
            <text:list-item>
              <text:p text:style-name="Heading_20_2">Miscellaneous</text:p>
            </text:list-item>
          </text:list>
        </text:list-item>
      </text:list>
      <text:p text:style-name="Standard">The results of the two cases <text:span text:style-name="T3">example_building</text:span> and <text:span text:style-name="T3">example_topo_file</text:span> should be same.</text:p>
      <text:list xml:id="list133152524718533" text:continue-numbering="true" text:style-name="Numbering_20_1">
        <text:list-item>
          <text:list>
            <text:list-item>
              <text:p text:style-name="Heading_20_2">List of attachments</text:p>
            </text:list-item>
          </text:list>
        </text:list-item>
      </text:list>
      <text:list xml:id="list2163319956426615433" text:style-name="L1">
        <text:list-item>
          <text:p text:style-name="P2">example_topo_file_p3d</text:p>
        </text:list-item>
        <text:list-item>
          <text:p text:style-name="P2">example_topo_file_rc</text:p>
        </text:list-item>
        <text:list-item>
          <text:p text:style-name="P2">example_topo_file_top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cs" fo:country="CZ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cs" fo:country="CZ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style-name="Regular" style:font-family-generic="swiss" style:font-pitch="variable" fo:font-size="14pt" style:font-name-asian="Albany AMT" style:font-family-asian="'Albany AMT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meta:creation-date>2009-03-03T10:47:50</meta:creation-date>
    <dc:language>cs-CZ</dc:language>
    <meta:editing-cycles>24</meta:editing-cycles>
    <meta:editing-duration>PT49M36S</meta:editing-duration>
    <meta:initial-creator>Marcus Letzel</meta:initial-creator>
    <dc:date>2015-01-28T13:31:50.457678124</dc:date>
    <meta:document-statistic meta:table-count="0" meta:image-count="0" meta:object-count="0" meta:page-count="1" meta:paragraph-count="24" meta:word-count="236" meta:character-count="1606" meta:non-whitespace-character-count="1407"/>
    <meta:user-defined meta:name="Info 1"/>
    <meta:user-defined meta:name="Info 2"/>
    <meta:user-defined meta:name="Info 3"/>
    <meta:user-defined meta:name="Info 4"/>
  </office:meta>
</office:document-meta>
</file>